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center" draw:textarea-vertical-align="top" draw:auto-grow-height="false"/>
    </style:style>
    <style:style style:name="gr2" style:family="graphic" style:parent-style-name="standard">
      <style:graphic-properties draw:fill="solid" draw:fill-color="#c0c0c0"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8080" draw:textarea-horizontal-align="justify" draw:textarea-vertical-align="middle" draw:auto-grow-height="false"/>
    </style:style>
    <style:style style:name="gr6" style:family="graphic" style:parent-style-name="standard">
      <style:graphic-properties draw:fill="solid" draw:fill-color="#ff3333" draw:textarea-horizontal-align="justify" draw:textarea-vertical-align="middle" draw:auto-grow-height="false"/>
    </style:style>
    <style:style style:name="gr7"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text-properties fo:font-size="24pt" style:font-size-asian="18pt" style:font-size-complex="18pt"/>
    </style:style>
    <style:style style:name="P2" style:family="paragraph">
      <style:paragraph-properties fo:text-align="center"/>
      <style:text-properties fo:font-size="24pt" style:font-size-asian="18pt" style:font-size-complex="18pt"/>
    </style:style>
    <style:style style:name="P3" style:family="paragraph">
      <style:paragraph-properties fo:margin-left="0cm" fo:margin-right="0cm" fo:text-indent="0cm"/>
      <style:text-properties fo:font-size="24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1.7cm" svg:height="14.105cm" svg:x="8cm" svg:y="11.0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layer="layout" svg:width="5.543cm" svg:height="3.175cm" svg:x="10.697cm" svg:y="13.695cm">
          <text:p/>
          <draw:enhanced-geometry svg:viewBox="0 0 21600 21600" draw:text-areas="4230 4230 21600 21600" draw:type="flowchart-internal-storage" draw:enhanced-path="M 0 0 L 21600 0 21600 21600 0 21600 Z N M 4230 0 L 4230 21600 N M 0 4230 L 21600 4230 N"/>
        </draw:custom-shape>
        <draw:custom-shape draw:style-name="gr2" draw:text-style-name="P1" draw:layer="layout" svg:width="5.543cm" svg:height="3.175cm" svg:x="9.905cm" svg:y="13.06cm">
          <text:p text:style-name="P1">Warehouse</text:p>
          <text:p text:style-name="P1">Tables</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1" draw:layer="layout" svg:width="3.81cm" svg:height="5.715cm" svg:x="10.54cm" svg:y="1.97cm">
          <text:p text:style-name="P1">Data</text:p>
          <text:p text:style-name="P1">Sourc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2" draw:layer="layout" svg:width="1.905cm" svg:height="2.54cm" svg:x="11.375cm" svg:y="8.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4.16cm" svg:height="3.04cm" svg:x="16.22cm" svg:y="17.305cm">
          <text:p text:style-name="P1">Aggregate</text:p>
          <text:p text:style-name="P1">Desig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543cm" svg:height="3.175cm" svg:x="10.697cm" svg:y="21.05cm">
          <text:p/>
          <draw:enhanced-geometry svg:viewBox="0 0 21600 21600" draw:text-areas="4230 4230 21600 21600" draw:type="flowchart-internal-storage" draw:enhanced-path="M 0 0 L 21600 0 21600 21600 0 21600 Z N M 4230 0 L 4230 21600 N M 0 4230 L 21600 4230 N"/>
        </draw:custom-shape>
        <draw:custom-shape draw:style-name="gr2" draw:text-style-name="P1" draw:layer="layout" svg:width="5.543cm" svg:height="3.175cm" svg:x="9.905cm" svg:y="20.415cm">
          <text:p text:style-name="P1">Aggregate</text:p>
          <text:p text:style-name="P1">Tables</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 draw:layer="layout" svg:width="7.62cm" svg:height="6.35cm" svg:x="1.87cm" svg:y="16.24cm">
          <text:p text:style-name="P1">Mondri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1.905cm" svg:height="1.905cm" svg:x="13.715cm" svg:y="8.32cm">
          <text:p text:style-name="P1">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1.905cm" svg:height="1.905cm" svg:x="17.71cm" svg:y="20.38cm">
          <text:p text:style-name="P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1.905cm" svg:height="1.905cm" svg:x="1.97cm" svg:y="14.535cm">
          <text:p text:style-name="P1">3</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2" draw:layer="layout" svg:width="1.905cm" svg:height="2.54cm" svg:x="11.075cm" svg:y="1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3.81cm" svg:height="1.508cm" svg:x="13.7cm" svg:y="11.36cm">
          <draw:text-box>
            <text:p text:style-name="P3">LucidDB</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John Sichi</meta:initial-creator>
    <meta:creation-date>2008-10-12T20:05:30</meta:creation-date>
    <dc:creator>John Sichi</dc:creator>
    <dc:date>2008-10-12T20:52:40</dc:date>
    <meta:editing-cycles>1</meta:editing-cycles>
    <meta:editing-duration>PT15M40S</meta:editing-duration>
    <meta:user-defined meta:name="Info 1"/>
    <meta:user-defined meta:name="Info 2"/>
    <meta:user-defined meta:name="Info 3"/>
    <meta:user-defined meta:name="Info 4"/>
    <meta:document-statistic meta:object-count="14"/>
  </office:meta>
</office:document-meta>
</file>